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e7e7e7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7e7e7"/>
    </style:style>
    <style:style style:name="ce3" style:family="table-cell" style:parent-style-name="Default">
      <style:table-cell-properties fo:background-color="#e7e7e7"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7e7e7" fo:border="0.74pt solid #000000"/>
    </style:style>
    <style:style style:name="ce6" style:family="table-cell" style:parent-style-name="Default" style:data-style-name="N1">
      <style:table-cell-properties fo:background-color="#e7e7e7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ff" fo:border="0.74pt solid #000000"/>
    </style:style>
    <style:style style:name="ce8" style:family="table-cell" style:parent-style-name="Default" style:data-style-name="N121">
      <style:table-cell-properties fo:background-color="#e7e7e7" fo:border="0.74pt solid #000000"/>
    </style:style>
    <style:style style:name="ce9" style:family="table-cell" style:parent-style-name="Default">
      <style:table-cell-properties fo:background-color="#e7e7e7" fo:border="0.74pt solid #000000"/>
      <style:text-properties style:use-window-font-color="true" fo:font-weight="bold" style:font-weight-asian="bold" style:font-weight-complex="bold"/>
    </style:style>
    <style:style style:name="ce10" style:family="table-cell" style:parent-style-name="Default" style:data-style-name="N2">
      <style:table-cell-properties fo:background-color="#e7e7e7" fo:border="0.74pt solid #000000"/>
    </style:style>
    <style:style style:name="ce11" style:family="table-cell" style:parent-style-name="Default" style:data-style-name="N122">
      <style:table-cell-properties fo:background-color="#e7e7e7" fo:border="0.74pt solid #000000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e7e7e7" fo:border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122">
      <style:table-cell-properties fo:background-color="#e7e7e7" fo:border="0.74pt solid #000000"/>
    </style:style>
    <style:style style:name="ce14" style:family="table-cell" style:parent-style-name="Default" style:data-style-name="N1">
      <style:table-cell-properties fo:background-color="#e7e7e7" fo:border="0.74pt solid #000000"/>
    </style:style>
    <style:style style:name="ce15" style:family="table-cell" style:parent-style-name="Default" style:data-style-name="N2">
      <style:table-cell-properties fo:background-color="#e7e7e7"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2"/>
        <table:table-row table:style-name="ro1">
          <table:table-cell table:style-name="ce1" office:value-type="string" calcext:value-type="string">
            <text:p>CAMERA OBSCURA Calcul des valeurs optiqu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 table:number-columns-spanned="2" table:number-rows-spanned="1">
            <text:p>Système</text:p>
          </table:table-cell>
          <table:covered-table-cell table:style-name="ce5"/>
          <table:table-cell/>
          <table:table-cell table:style-name="ce9" office:value-type="string" calcext:value-type="string" table:number-columns-spanned="3" table:number-rows-spanned="1">
            <text:p>Angles de champ</text:p>
          </table:table-cell>
          <table:covered-table-cell table:number-columns-repeated="2" table:style-name="ce5"/>
          <table:table-cell table:number-columns-repeated="16378"/>
        </table:table-row>
        <table:table-row table:style-name="ro1">
          <table:table-cell table:style-name="ce3" office:value-type="string" calcext:value-type="string">
            <text:p>Ratio</text:p>
          </table:table-cell>
          <table:table-cell table:style-name="ce4" office:value-type="float" office:value="1.37" calcext:value-type="float">
            <text:p>1.37</text:p>
          </table:table-cell>
          <table:table-cell/>
          <table:table-cell table:style-name="ce5" office:value-type="string" calcext:value-type="string">
            <text:p>angle</text:p>
          </table:table-cell>
          <table:table-cell table:style-name="ce5" office:value-type="string" calcext:value-type="string">
            <text:p>radian</text:p>
          </table:table-cell>
          <table:table-cell table:style-name="ce5" office:value-type="string" calcext:value-type="string">
            <text:p>degré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Largeur écran</text:p>
          </table:table-cell>
          <table:table-cell table:style-name="ce4" office:value-type="float" office:value="2000" calcext:value-type="float">
            <text:p>2000</text:p>
          </table:table-cell>
          <table:table-cell/>
          <table:table-cell table:style-name="ce5" office:value-type="string" calcext:value-type="string">
            <text:p>horizontal</text:p>
          </table:table-cell>
          <table:table-cell table:style-name="ce10" table:formula="of:=ATAN(([.B5]/2)/[.B7])*2" office:value-type="float" office:value="0.789582239399523" calcext:value-type="float">
            <text:p>0.79</text:p>
          </table:table-cell>
          <table:table-cell table:style-name="ce12" table:formula="of:=DEGREES([.E5])" office:value-type="float" office:value="45.2397298960809" calcext:value-type="float">
            <text:p><text:s/>45.2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Hauteur écran</text:p>
          </table:table-cell>
          <table:table-cell table:style-name="ce6" table:formula="of:=[.B5]/[.B4]" office:value-type="float" office:value="1459.85401459854" calcext:value-type="float">
            <text:p>1460</text:p>
          </table:table-cell>
          <table:table-cell/>
          <table:table-cell table:style-name="ce5" office:value-type="string" calcext:value-type="string">
            <text:p>min</text:p>
          </table:table-cell>
          <table:table-cell table:style-name="ce10" table:formula="of:=ATAN(([.B5]/2)/[.B9])*2" office:value-type="float" office:value="0.853254986253752" calcext:value-type="float">
            <text:p>0.85</text:p>
          </table:table-cell>
          <table:table-cell table:style-name="ce8" table:formula="of:=DEGREES([.E6])" office:value-type="float" office:value="48.8879095608331" calcext:value-type="float">
            <text:p><text:s/>48.9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Tirage</text:p>
          </table:table-cell>
          <table:table-cell table:style-name="ce4" office:value-type="float" office:value="2400" calcext:value-type="float">
            <text:p>2400</text:p>
          </table:table-cell>
          <table:table-cell/>
          <table:table-cell table:style-name="ce5" office:value-type="string" calcext:value-type="string">
            <text:p>max</text:p>
          </table:table-cell>
          <table:table-cell table:style-name="ce10" table:formula="of:=ATAN(([.B5]/2)/[.B10])*2" office:value-type="float" office:value="0.734347667636438" calcext:value-type="float">
            <text:p>0.73</text:p>
          </table:table-cell>
          <table:table-cell table:style-name="ce8" table:formula="of:=DEGREES([.E7])" office:value-type="float" office:value="42.0750220508436" calcext:value-type="float">
            <text:p><text:s/>42.1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Amplitude</text:p>
          </table:table-cell>
          <table:table-cell table:style-name="ce7" office:value-type="float" office:value="400" calcext:value-type="float">
            <text:p>400</text:p>
          </table:table-cell>
          <table:table-cell/>
          <table:table-cell table:style-name="ce5" office:value-type="string" calcext:value-type="string">
            <text:p>vertical</text:p>
          </table:table-cell>
          <table:table-cell table:style-name="ce10" table:formula="of:=ATAN(([.B6]/2)/[.B7])*2" office:value-type="float" office:value="0.590494377623033" calcext:value-type="float">
            <text:p>0.59</text:p>
          </table:table-cell>
          <table:table-cell table:style-name="ce12" table:formula="of:=DEGREES([.E8])" office:value-type="float" office:value="33.832835664004" calcext:value-type="float">
            <text:p><text:s/>33.8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Tirage min</text:p>
          </table:table-cell>
          <table:table-cell table:style-name="ce5" table:formula="of:=[.B7]-[.B8]/2" office:value-type="float" office:value="2200" calcext:value-type="float">
            <text:p>2200</text:p>
          </table:table-cell>
          <table:table-cell/>
          <table:table-cell table:style-name="ce5" office:value-type="string" calcext:value-type="string">
            <text:p>min</text:p>
          </table:table-cell>
          <table:table-cell table:style-name="ce10" table:formula="of:=ATAN(([.B6]/2)/[.B9])*2" office:value-type="float" office:value="0.640712821414337" calcext:value-type="float">
            <text:p>0.64</text:p>
          </table:table-cell>
          <table:table-cell table:style-name="ce8" table:formula="of:=DEGREES([.E9])" office:value-type="float" office:value="36.7101405469607" calcext:value-type="float">
            <text:p><text:s/>36.7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Tirage max</text:p>
          </table:table-cell>
          <table:table-cell table:style-name="ce5" table:formula="of:=[.B7]+[.B8]/2" office:value-type="float" office:value="2600" calcext:value-type="float">
            <text:p>2600</text:p>
          </table:table-cell>
          <table:table-cell/>
          <table:table-cell table:style-name="ce5" office:value-type="string" calcext:value-type="string">
            <text:p>max</text:p>
          </table:table-cell>
          <table:table-cell table:style-name="ce10" table:formula="of:=ATAN(([.B6]/2)/[.B10])*2" office:value-type="float" office:value="0.54739169018409" calcext:value-type="float">
            <text:p>0.55</text:p>
          </table:table-cell>
          <table:table-cell table:style-name="ce8" table:formula="of:=DEGREES([.E10])" office:value-type="float" office:value="31.3632335880811" calcext:value-type="float">
            <text:p><text:s/>31.4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CdC</text:p>
          </table:table-cell>
          <table:table-cell table:style-name="ce7" office:value-type="float" office:value="0.5" calcext:value-type="float">
            <text:p>0.5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3" office:value-type="string" calcext:value-type="string" table:number-columns-spanned="14" table:number-rows-spanned="1">
            <text:p>Lentilles</text:p>
          </table:table-cell>
          <table:covered-table-cell table:number-columns-repeated="13" table:style-name="ce3"/>
          <table:table-cell table:number-columns-repeated="16370"/>
        </table:table-row>
        <table:table-row table:style-name="ro1">
          <table:table-cell table:style-name="ce3" office:value-type="string" calcext:value-type="string" table:number-columns-spanned="4" table:number-rows-spanned="1">
            <text:p>Identité de la lentille</text:p>
          </table:table-cell>
          <table:covered-table-cell table:number-columns-repeated="3" table:style-name="ce3"/>
          <table:table-cell table:style-name="ce3" office:value-type="string" calcext:value-type="string" table:number-columns-spanned="3" table:number-rows-spanned="1">
            <text:p>Distances objet</text:p>
          </table:table-cell>
          <table:covered-table-cell table:number-columns-repeated="2" table:style-name="ce3"/>
          <table:table-cell table:style-name="ce3" office:value-type="string" calcext:value-type="string" table:number-columns-spanned="4" table:number-rows-spanned="1">
            <text:p>Profondeur de champ</text:p>
          </table:table-cell>
          <table:covered-table-cell table:number-columns-repeated="3" table:style-name="ce3"/>
          <table:table-cell table:style-name="ce3" office:value-type="string" calcext:value-type="string" table:number-columns-spanned="3" table:number-rows-spanned="1">
            <text:p>Dimensions</text:p>
          </table:table-cell>
          <table:covered-table-cell table:number-columns-repeated="2" table:style-name="ce3"/>
          <table:table-cell table:number-columns-repeated="16370"/>
        </table:table-row>
        <table:table-row table:style-name="ro1">
          <table:table-cell table:style-name="ce3" office:value-type="string" calcext:value-type="string">
            <text:p>Focale</text:p>
          </table:table-cell>
          <table:table-cell table:style-name="ce3" office:value-type="string" calcext:value-type="string">
            <text:p>Diametre</text:p>
          </table:table-cell>
          <table:table-cell table:style-name="ce3" office:value-type="string" calcext:value-type="string">
            <text:p>Vergence</text:p>
          </table:table-cell>
          <table:table-cell table:style-name="ce3" office:value-type="string" calcext:value-type="string">
            <text:p>Ouverture</text:p>
          </table:table-cell>
          <table:table-cell table:style-name="ce3" office:value-type="string" calcext:value-type="string">
            <text:p>ditance obj</text:p>
          </table:table-cell>
          <table:table-cell table:style-name="ce3" office:value-type="string" calcext:value-type="string">
            <text:p>Distance max</text:p>
          </table:table-cell>
          <table:table-cell table:style-name="ce3" office:value-type="string" calcext:value-type="string">
            <text:p>Distance min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PPN</text:p>
          </table:table-cell>
          <table:table-cell table:style-name="ce3" office:value-type="string" calcext:value-type="string">
            <text:p>DPN</text:p>
          </table:table-cell>
          <table:table-cell table:style-name="ce3" office:value-type="string" calcext:value-type="string">
            <text:p>PDF</text:p>
          </table:table-cell>
          <table:table-cell table:style-name="ce15" office:value-type="string" calcext:value-type="string">
            <text:p>Grandissement</text:p>
          </table:table-cell>
          <table:table-cell table:style-name="ce3" office:value-type="string" calcext:value-type="string">
            <text:p>Largeur objet</text:p>
          </table:table-cell>
          <table:table-cell table:style-name="ce3" office:value-type="string" calcext:value-type="string">
            <text:p>Hauteur objet</text:p>
          </table:table-cell>
          <table:table-cell table:number-columns-repeated="16370"/>
        </table:table-row>
        <table:table-row table:style-name="ro1">
          <table:table-cell table:style-name="ce4" office:value-type="float" office:value="2250" calcext:value-type="float">
            <text:p>2250</text:p>
          </table:table-cell>
          <table:table-cell table:style-name="ce7" office:value-type="float" office:value="154" calcext:value-type="float">
            <text:p>154</text:p>
          </table:table-cell>
          <table:table-cell table:style-name="ce8" table:formula="of:=1/([.A17]/1000)" office:value-type="float" office:value="0.444444444444444" calcext:value-type="float">
            <text:p><text:s/>0.4</text:p>
          </table:table-cell>
          <table:table-cell table:style-name="ce8" table:formula="of:=[.A17]/[.B17]" office:value-type="float" office:value="14.6103896103896" calcext:value-type="float">
            <text:p><text:s/>14.6</text:p>
          </table:table-cell>
          <table:table-cell table:style-name="ce11" table:formula="of:=1/(1/[.A17]-1/[.$B$7])" office:value-type="float" office:value="36000" calcext:value-type="float">
            <text:p>36 000</text:p>
          </table:table-cell>
          <table:table-cell table:style-name="ce13" table:formula="of:=1/(1/[.A17]-1/[.$B$9])" office:value-type="float" office:value="-99000.0000000002" calcext:value-type="float">
            <text:p>-99 000</text:p>
          </table:table-cell>
          <table:table-cell table:style-name="ce13" table:formula="of:=1/(1/[.A17]-1/[.$B$10])" office:value-type="float" office:value="16714.2857142857" calcext:value-type="float">
            <text:p>16 714</text:p>
          </table:table-cell>
          <table:table-cell table:style-name="ce5" table:formula="of:=([.A17])^2/(([.$B$11])*[.D17])" office:value-type="float" office:value="693000" calcext:value-type="float">
            <text:p>693000</text:p>
          </table:table-cell>
          <table:table-cell table:style-name="ce14" table:formula="of:=([.E17]*[.H17])/([.H17]+[.E17])" office:value-type="float" office:value="34222.2222222222" calcext:value-type="float">
            <text:p>34222</text:p>
          </table:table-cell>
          <table:table-cell table:style-name="ce14" table:formula="of:=([.E17]*[.H17])/([.H17]-[.E17])" office:value-type="float" office:value="37972.602739726" calcext:value-type="float">
            <text:p>37973</text:p>
          </table:table-cell>
          <table:table-cell table:style-name="ce6" table:formula="of:=[.J17]-[.I17]" office:value-type="float" office:value="3750.38051750381" calcext:value-type="float">
            <text:p>3750</text:p>
          </table:table-cell>
          <table:table-cell table:style-name="ce15" table:formula="of:=[.$B$7]/[.E17]" office:value-type="float" office:value="0.0666666666666667" calcext:value-type="float">
            <text:p>0.07</text:p>
          </table:table-cell>
          <table:table-cell table:style-name="ce13" table:formula="of:=[.$B$5]/[.L17]" office:value-type="float" office:value="30000" calcext:value-type="float">
            <text:p>30 000</text:p>
          </table:table-cell>
          <table:table-cell table:style-name="ce13" table:formula="of:=[.$B$6]/[.L17]" office:value-type="float" office:value="21897.8102189781" calcext:value-type="float">
            <text:p>21 898</text:p>
          </table:table-cell>
          <table:table-cell table:number-columns-repeated="16370"/>
        </table:table-row>
        <table:table-row table:style-name="ro1">
          <table:table-cell table:style-name="ce4" office:value-type="float" office:value="1800" calcext:value-type="float">
            <text:p>1800</text:p>
          </table:table-cell>
          <table:table-cell table:style-name="ce7" office:value-type="float" office:value="154" calcext:value-type="float">
            <text:p>154</text:p>
          </table:table-cell>
          <table:table-cell table:style-name="ce8" table:formula="of:=1/([.A18]/1000)" office:value-type="float" office:value="0.555555555555556" calcext:value-type="float">
            <text:p><text:s/>0.6</text:p>
          </table:table-cell>
          <table:table-cell table:style-name="ce8" table:formula="of:=[.A18]/[.B18]" office:value-type="float" office:value="11.6883116883117" calcext:value-type="float">
            <text:p><text:s/>11.7</text:p>
          </table:table-cell>
          <table:table-cell table:style-name="ce11" table:formula="of:=1/(1/[.A18]-1/[.$B$7])" office:value-type="float" office:value="7200" calcext:value-type="float">
            <text:p>7 200</text:p>
          </table:table-cell>
          <table:table-cell table:style-name="ce13" table:formula="of:=1/(1/[.A18]-1/[.$B$9])" office:value-type="float" office:value="9900" calcext:value-type="float">
            <text:p>9 900</text:p>
          </table:table-cell>
          <table:table-cell table:style-name="ce13" table:formula="of:=1/(1/[.A18]-1/[.$B$10])" office:value-type="float" office:value="5850" calcext:value-type="float">
            <text:p>5 850</text:p>
          </table:table-cell>
          <table:table-cell table:style-name="ce5" table:formula="of:=([.A18])^2/(([.$B$11])*[.D18])" office:value-type="float" office:value="554400" calcext:value-type="float">
            <text:p>554400</text:p>
          </table:table-cell>
          <table:table-cell table:style-name="ce14" table:formula="of:=([.E18]*[.H18])/([.H18]+[.E18])" office:value-type="float" office:value="7107.69230769231" calcext:value-type="float">
            <text:p>7108</text:p>
          </table:table-cell>
          <table:table-cell table:style-name="ce14" table:formula="of:=([.E18]*[.H18])/([.H18]-[.E18])" office:value-type="float" office:value="7294.73684210527" calcext:value-type="float">
            <text:p>7295</text:p>
          </table:table-cell>
          <table:table-cell table:style-name="ce6" table:formula="of:=[.J18]-[.I18]" office:value-type="float" office:value="187.044534412956" calcext:value-type="float">
            <text:p>187</text:p>
          </table:table-cell>
          <table:table-cell table:style-name="ce15" table:formula="of:=[.$B$7]/[.E18]" office:value-type="float" office:value="0.333333333333333" calcext:value-type="float">
            <text:p>0.33</text:p>
          </table:table-cell>
          <table:table-cell table:style-name="ce13" table:formula="of:=[.$B$5]/[.L18]" office:value-type="float" office:value="6000" calcext:value-type="float">
            <text:p>6 000</text:p>
          </table:table-cell>
          <table:table-cell table:style-name="ce13" table:formula="of:=[.$B$6]/[.L18]" office:value-type="float" office:value="4379.56204379562" calcext:value-type="float">
            <text:p>4 380</text:p>
          </table:table-cell>
          <table:table-cell table:number-columns-repeated="16370"/>
        </table:table-row>
        <table:table-row table:style-name="ro1">
          <table:table-cell table:style-name="ce4" office:value-type="float" office:value="1200" calcext:value-type="float">
            <text:p>1200</text:p>
          </table:table-cell>
          <table:table-cell table:style-name="ce7" office:value-type="float" office:value="154" calcext:value-type="float">
            <text:p>154</text:p>
          </table:table-cell>
          <table:table-cell table:style-name="ce8" table:formula="of:=1/([.A19]/1000)" office:value-type="float" office:value="0.833333333333333" calcext:value-type="float">
            <text:p><text:s/>0.8</text:p>
          </table:table-cell>
          <table:table-cell table:style-name="ce8" table:formula="of:=[.A19]/[.B19]" office:value-type="float" office:value="7.79220779220779" calcext:value-type="float">
            <text:p><text:s/>7.8</text:p>
          </table:table-cell>
          <table:table-cell table:style-name="ce11" table:formula="of:=1/(1/[.A19]-1/[.$B$7])" office:value-type="float" office:value="2400" calcext:value-type="float">
            <text:p>2 400</text:p>
          </table:table-cell>
          <table:table-cell table:style-name="ce13" table:formula="of:=1/(1/[.A19]-1/[.$B$9])" office:value-type="float" office:value="2640" calcext:value-type="float">
            <text:p>2 640</text:p>
          </table:table-cell>
          <table:table-cell table:style-name="ce13" table:formula="of:=1/(1/[.A19]-1/[.$B$10])" office:value-type="float" office:value="2228.57142857143" calcext:value-type="float">
            <text:p>2 229</text:p>
          </table:table-cell>
          <table:table-cell table:style-name="ce5" table:formula="of:=([.A19])^2/(([.$B$11])*[.D19])" office:value-type="float" office:value="369600" calcext:value-type="float">
            <text:p>369600</text:p>
          </table:table-cell>
          <table:table-cell table:style-name="ce14" table:formula="of:=([.E19]*[.H19])/([.H19]+[.E19])" office:value-type="float" office:value="2384.51612903226" calcext:value-type="float">
            <text:p>2385</text:p>
          </table:table-cell>
          <table:table-cell table:style-name="ce14" table:formula="of:=([.E19]*[.H19])/([.H19]-[.E19])" office:value-type="float" office:value="2415.6862745098" calcext:value-type="float">
            <text:p>2416</text:p>
          </table:table-cell>
          <table:table-cell table:style-name="ce6" table:formula="of:=[.J19]-[.I19]" office:value-type="float" office:value="31.1701454775457" calcext:value-type="float">
            <text:p>31</text:p>
          </table:table-cell>
          <table:table-cell table:style-name="ce15" table:formula="of:=[.$B$7]/[.E19]" office:value-type="float" office:value="1" calcext:value-type="float">
            <text:p>1.00</text:p>
          </table:table-cell>
          <table:table-cell table:style-name="ce13" table:formula="of:=[.$B$5]/[.L19]" office:value-type="float" office:value="2000" calcext:value-type="float">
            <text:p>2 000</text:p>
          </table:table-cell>
          <table:table-cell table:style-name="ce13" table:formula="of:=[.$B$6]/[.L19]" office:value-type="float" office:value="1459.85401459854" calcext:value-type="float">
            <text:p>1 460</text:p>
          </table:table-cell>
          <table:table-cell table:number-columns-repeated="16370"/>
        </table:table-row>
        <table:table-row table:style-name="ro1">
          <table:table-cell table:style-name="ce4" office:value-type="float" office:value="1000" calcext:value-type="float">
            <text:p>1000</text:p>
          </table:table-cell>
          <table:table-cell table:style-name="ce7" office:value-type="float" office:value="154" calcext:value-type="float">
            <text:p>154</text:p>
          </table:table-cell>
          <table:table-cell table:style-name="ce8" table:formula="of:=1/([.A20]/1000)" office:value-type="float" office:value="1" calcext:value-type="float">
            <text:p><text:s/>1.0</text:p>
          </table:table-cell>
          <table:table-cell table:style-name="ce8" table:formula="of:=[.A20]/[.B20]" office:value-type="float" office:value="6.49350649350649" calcext:value-type="float">
            <text:p><text:s/>6.5</text:p>
          </table:table-cell>
          <table:table-cell table:style-name="ce11" table:formula="of:=1/(1/[.A20]-1/[.$B$7])" office:value-type="float" office:value="1714.28571428571" calcext:value-type="float">
            <text:p>1 714</text:p>
          </table:table-cell>
          <table:table-cell table:style-name="ce13" table:formula="of:=1/(1/[.A20]-1/[.$B$9])" office:value-type="float" office:value="1833.33333333333" calcext:value-type="float">
            <text:p>1 833</text:p>
          </table:table-cell>
          <table:table-cell table:style-name="ce13" table:formula="of:=1/(1/[.A20]-1/[.$B$10])" office:value-type="float" office:value="1625" calcext:value-type="float">
            <text:p>1 625</text:p>
          </table:table-cell>
          <table:table-cell table:style-name="ce5" table:formula="of:=([.A20])^2/(([.$B$11])*[.D20])" office:value-type="float" office:value="308000" calcext:value-type="float">
            <text:p>308000</text:p>
          </table:table-cell>
          <table:table-cell table:style-name="ce14" table:formula="of:=([.E20]*[.H20])/([.H20]+[.E20])" office:value-type="float" office:value="1704.79704797048" calcext:value-type="float">
            <text:p>1705</text:p>
          </table:table-cell>
          <table:table-cell table:style-name="ce14" table:formula="of:=([.E20]*[.H20])/([.H20]-[.E20])" office:value-type="float" office:value="1723.88059701493" calcext:value-type="float">
            <text:p>1724</text:p>
          </table:table-cell>
          <table:table-cell table:style-name="ce6" table:formula="of:=[.J20]-[.I20]" office:value-type="float" office:value="19.083549044446" calcext:value-type="float">
            <text:p>19</text:p>
          </table:table-cell>
          <table:table-cell table:style-name="ce15" table:formula="of:=[.$B$7]/[.E20]" office:value-type="float" office:value="1.4" calcext:value-type="float">
            <text:p>1.40</text:p>
          </table:table-cell>
          <table:table-cell table:style-name="ce13" table:formula="of:=[.$B$5]/[.L20]" office:value-type="float" office:value="1428.57142857143" calcext:value-type="float">
            <text:p>1 429</text:p>
          </table:table-cell>
          <table:table-cell table:style-name="ce13" table:formula="of:=[.$B$6]/[.L20]" office:value-type="float" office:value="1042.75286757039" calcext:value-type="float">
            <text:p>1 043</text:p>
          </table:table-cell>
          <table:table-cell table:number-columns-repeated="16370"/>
        </table:table-row>
        <table:table-row table:style-name="ro1">
          <table:table-cell table:style-name="ce4" office:value-type="float" office:value="750" calcext:value-type="float">
            <text:p>750</text:p>
          </table:table-cell>
          <table:table-cell table:style-name="ce7" office:value-type="float" office:value="154" calcext:value-type="float">
            <text:p>154</text:p>
          </table:table-cell>
          <table:table-cell table:style-name="ce8" table:formula="of:=1/([.A21]/1000)" office:value-type="float" office:value="1.33333333333333" calcext:value-type="float">
            <text:p><text:s/>1.3</text:p>
          </table:table-cell>
          <table:table-cell table:style-name="ce8" table:formula="of:=[.A21]/[.B21]" office:value-type="float" office:value="4.87012987012987" calcext:value-type="float">
            <text:p><text:s/>4.9</text:p>
          </table:table-cell>
          <table:table-cell table:style-name="ce11" table:formula="of:=1/(1/[.A21]-1/[.$B$7])" office:value-type="float" office:value="1090.90909090909" calcext:value-type="float">
            <text:p>1 091</text:p>
          </table:table-cell>
          <table:table-cell table:style-name="ce13" table:formula="of:=1/(1/[.A21]-1/[.$B$9])" office:value-type="float" office:value="1137.93103448276" calcext:value-type="float">
            <text:p>1 138</text:p>
          </table:table-cell>
          <table:table-cell table:style-name="ce13" table:formula="of:=1/(1/[.A21]-1/[.$B$10])" office:value-type="float" office:value="1054.05405405405" calcext:value-type="float">
            <text:p>1 054</text:p>
          </table:table-cell>
          <table:table-cell table:style-name="ce5" table:formula="of:=([.A21])^2/(([.$B$11])*[.D21])" office:value-type="float" office:value="231000" calcext:value-type="float">
            <text:p>231000</text:p>
          </table:table-cell>
          <table:table-cell table:style-name="ce14" table:formula="of:=([.E21]*[.H21])/([.H21]+[.E21])" office:value-type="float" office:value="1085.78143360752" calcext:value-type="float">
            <text:p>1086</text:p>
          </table:table-cell>
          <table:table-cell table:style-name="ce14" table:formula="of:=([.E21]*[.H21])/([.H21]-[.E21])" office:value-type="float" office:value="1096.08540925267" calcext:value-type="float">
            <text:p>1096</text:p>
          </table:table-cell>
          <table:table-cell table:style-name="ce6" table:formula="of:=[.J21]-[.I21]" office:value-type="float" office:value="10.3039756451485" calcext:value-type="float">
            <text:p>10</text:p>
          </table:table-cell>
          <table:table-cell table:style-name="ce15" table:formula="of:=[.$B$7]/[.E21]" office:value-type="float" office:value="2.2" calcext:value-type="float">
            <text:p>2.20</text:p>
          </table:table-cell>
          <table:table-cell table:style-name="ce13" table:formula="of:=[.$B$5]/[.L21]" office:value-type="float" office:value="909.090909090909" calcext:value-type="float">
            <text:p><text:s/>909</text:p>
          </table:table-cell>
          <table:table-cell table:style-name="ce13" table:formula="of:=[.$B$6]/[.L21]" office:value-type="float" office:value="663.5700066357" calcext:value-type="float">
            <text:p><text:s/>664</text:p>
          </table:table-cell>
          <table:table-cell table:number-columns-repeated="16370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0" number:min-decimal-places="0" number:min-integer-digits="1">
        <number:embedded-text number:position="3"> </number:embedded-text>
      </number:number>
    </number:number-style>
    <number:number-style style:name="N121">
      <number:number number:decimal-places="1" number:min-decimal-places="1" number:min-integer-digits="1">
        <number:embedded-text number:position="3"> </number:embedded-text>
      </number:number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3T21:27:44.724835569</meta:creation-date>
    <dc:date>2023-06-13T23:23:51.077282623</dc:date>
    <meta:editing-duration>PT10M17S</meta:editing-duration>
    <meta:editing-cycles>3</meta:editing-cycles>
    <meta:generator>LibreOffice/7.4.5.1$Linux_X86_64 LibreOffice_project/40$Build-1</meta:generator>
    <meta:document-statistic meta:table-count="1" meta:cell-count="129" meta:object-count="0"/>
  </office:meta>
</office:document-meta>
</file>